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8">
            <text:p>24.7110580</text:p>
          </table:table-cell>
          <table:table-cell table:style-name="ce26" office:value-type="float" office:value="46.673557">
            <text:p>46.673557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an</text:p>
          </table:table-cell>
          <table:table-cell table:style-name="ce25" office:value-type="string">
            <text:p>Yemeni restaurant</text:p>
          </table:table-cell>
          <table:table-cell table:style-name="ce26" office:value-type="float" office:value="21.6122717">
            <text:p>21.6122717</text:p>
          </table:table-cell>
          <table:table-cell table:style-name="ce26" office:value-type="float" office:value="39.1439582">
            <text:p>39.1439582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64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6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6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6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68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6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2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7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7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7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7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7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88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89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9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9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9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9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9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9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9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9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0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0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0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0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0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0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0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0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0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0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110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11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1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13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14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1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16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1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1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1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58">
            <text:p>21.5134580</text:p>
          </table:table-cell>
          <table:table-cell table:style-name="ce26" office:value-type="float" office:value="39.184286">
            <text:p>39.1842860</text:p>
          </table:table-cell>
          <table:table-cell table:style-name="ce27" table:formula="oooc:=VLOOKUP([.F12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21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22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2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24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2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26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27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28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29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3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3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3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3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3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3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3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3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3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3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4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4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4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4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4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4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4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49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50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51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5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53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54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5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5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15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5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15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16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6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16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16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16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16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16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67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68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69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70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71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72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73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74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75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76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77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78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79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80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8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8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83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8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8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8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87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8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8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9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9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9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9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94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195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196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197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198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199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00];[Styles.A$1:.C$400];2)" office:value-type="string">
            <text:p>Cemetery</text:p>
          </table:table-cell>
          <table:table-cell table:style-name="ce25" office:value-type="float" office:value="716">
            <text:p>716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01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